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b7c4" officeooo:paragraph-rsid="0021b7c4"/>
    </style:style>
    <style:style style:name="P2" style:family="paragraph" style:parent-style-name="Heading_20_2">
      <style:text-properties officeooo:paragraph-rsid="0021b7c4"/>
    </style:style>
    <style:style style:name="P3" style:family="paragraph" style:parent-style-name="Text_20_body">
      <style:paragraph-properties fo:text-align="start" style:justify-single-word="false"/>
      <style:text-properties officeooo:paragraph-rsid="0021b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Revolution Starts Now</text:h>
      <text:h text:style-name="P2" text:outline-level="2">A, <text:s text:c="2"/>E <text:s text:c="2"/>G <text:s text:c="2"/>A <text:s text:c="2"/>D </text:h>
      <text:h text:style-name="Heading_20_3" text:outline-level="3">I was walkin' down the street, </text:h>
      <text:p text:style-name="P3">In the town where I was born</text:p>
      <text:p text:style-name="P3">I was movin' to a beat, That I'd never felt before</text:p>
      <text:p text:style-name="P3">So I opened up my eyes, And I took a look around</text:p>
      <text:p text:style-name="P3">I saw it written 'cross the sky, The revolution starts now</text:p>
      <text:p text:style-name="P3">Yeah, the revolution starts now</text:p>
      <text:h text:style-name="Heading_20_3" text:outline-level="3">The revolution starts now</text:h>
      <text:p text:style-name="P3">When you rise above your fear</text:p>
      <text:p text:style-name="P3">And tear the walls around you down, The revolution starts here</text:p>
      <text:p text:style-name="P3">Where you work and where you play, Where you lay your money down</text:p>
      <text:p text:style-name="P3">What you do and what you say, The revolution starts now</text:p>
      <text:p text:style-name="P3">Yeah the revolution starts now</text:p>
      <text:p text:style-name="P3"/>
      <text:h text:style-name="Heading_20_3" text:outline-level="3">Yeah the revolution starts now</text:h>
      <text:p text:style-name="P3">In your own backyard, In your own hometown</text:p>
      <text:p text:style-name="P3">So what you doin' standin' around?, Just follow your heart</text:p>
      <text:p text:style-name="P3">The revolution starts now</text:p>
      <text:h text:style-name="Heading_20_3" text:outline-level="3">Last night I had a dream</text:h>
      <text:p text:style-name="P3">That the world had turned around</text:p>
      <text:p text:style-name="P3">And all our hopes had come to be, And the people gathered 'round</text:p>
      <text:p text:style-name="P3">They all brought what they could bring, And nobody went without</text:p>
      <text:p text:style-name="P3">And I learned a song to sing, The revolution starts n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1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6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9:41:17.482310689</meta:creation-date>
    <dc:title>SongSheet</dc:title>
    <meta:editing-cycles>2</meta:editing-cycles>
    <meta:generator>LibreOffice/7.6.4.1$MacOSX_AARCH64 LibreOffice_project/e19e193f88cd6c0525a17fb7a176ed8e6a3e2aa1</meta:generator>
    <meta:editing-duration>PT4M48S</meta:editing-duration>
    <dc:date>2025-04-19T09:46:05.728340241</dc:date>
    <meta:document-statistic meta:table-count="0" meta:image-count="0" meta:object-count="0" meta:page-count="1" meta:paragraph-count="23" meta:word-count="185" meta:character-count="948" meta:non-whitespace-character-count="776"/>
    <meta:template xlink:type="simple" xlink:actuate="onRequest" xlink:title="SongSheet" xlink:href="../../../../Library/Application%20Support/LibreOffice/4/user/template/SongSheet.ott" meta:date="2025-04-19T09:41:17.393202736"/>
  </office:meta>
</office:document-meta>
</file>